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D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2.75; 2.75; 1.25)" office:value-type="float" office:value="2.25" calcext:value-type="float">
            <text:p>2.25</text:p>
          </table:table-cell>
          <table:table-cell table:formula="of:=AVERAGE(8; 8; 2)" office:value-type="float" office:value="6" calcext:value-type="float">
            <text:p>6</text:p>
          </table:table-cell>
          <table:table-cell table:formula="of:=AVERAGE(8; 8; 2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5; 4; 1.25)" office:value-type="float" office:value="3.41666666666667" calcext:value-type="float">
            <text:p>3.4166666667</text:p>
          </table:table-cell>
          <table:table-cell table:formula="of:=AVERAGE(12; 13; 2)" office:value-type="float" office:value="9" calcext:value-type="float">
            <text:p>9</text:p>
          </table:table-cell>
          <table:table-cell table:formula="of:=AVERAGE(12; 13; 2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2.75; 24.5; 1.25)" office:value-type="float" office:value="12.8333333333333" calcext:value-type="float">
            <text:p>12.8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1.25; 1.5)" office:value-type="float" office:value="1.41666666666667" calcext:value-type="float">
            <text:p>1.41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3"/>
          <table:table-cell office:value-type="string" calcext:value-type="string">
            <text:p><text:span text:style-name="T2">Note: </text:span>Some trials may be outliers. Actual results may have been lower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2620.0397674094; 12347.4518038557; 3113.67081515784)" office:value-type="float" office:value="9360.38746214098" calcext:value-type="float">
            <text:p>9360.387462141</text:p>
          </table:table-cell>
          <table:table-cell table:formula="of:=AVERAGE(59199; 56575; 21055)" office:value-type="float" office:value="45609.6666666667" calcext:value-type="float">
            <text:p>45609.6666666667</text:p>
          </table:table-cell>
          <table:table-cell table:formula="of:=AVERAGE(105599; 103103; 40991)" office:value-type="float" office:value="83231" calcext:value-type="float">
            <text:p>832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table:formula="of:=[.C3]" office:value-type="float" office:value="10000" calcext:value-type="float">
            <text:p>10000</text:p>
          </table:table-cell>
          <table:table-cell table:formula="of:=AVERAGE(8946.64600476505; 2836.9408902505; 4958.62047969721)" office:value-type="float" office:value="5580.73579157092" calcext:value-type="float">
            <text:p>5580.7357915709</text:p>
          </table:table-cell>
          <table:table-cell table:formula="of:=AVERAGE(46047; 11191; 792)" office:value-type="float" office:value="19343.3333333333" calcext:value-type="float">
            <text:p>19343.3333333333</text:p>
          </table:table-cell>
          <table:table-cell table:formula="of:=AVERAGE(84671; 50431; 36671)" office:value-type="float" office:value="57257.6666666667" calcext:value-type="float">
            <text:p>57257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4292.86175537961; 1289.26746757516; 996.97485007955)" office:value-type="float" office:value="2193.03469101144" calcext:value-type="float">
            <text:p>2193.0346910114</text:p>
          </table:table-cell>
          <table:table-cell table:formula="of:=AVERAGE(26815; 3723; 3663)" office:value-type="float" office:value="11400.3333333333" calcext:value-type="float">
            <text:p>11400.3333333333</text:p>
          </table:table-cell>
          <table:table-cell table:formula="of:=AVERAGE(61791; 12519; 13015)" office:value-type="float" office:value="29108.3333333333" calcext:value-type="float">
            <text:p>2910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394.57512038523; 3260.1942007405; 4495.4330119647)" office:value-type="float" office:value="3050.06744436348" calcext:value-type="float">
            <text:p>3050.0674443635</text:p>
          </table:table-cell>
          <table:table-cell table:formula="of:=AVERAGE(4075; 16943; 20415)" office:value-type="float" office:value="13811" calcext:value-type="float">
            <text:p>13811</text:p>
          </table:table-cell>
          <table:table-cell table:formula="of:=AVERAGE(11935; 51167; 42879)" office:value-type="float" office:value="35327" calcext:value-type="float">
            <text:p>3532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522.274454270081; 486.822293988606; 140.819638943283)" office:value-type="float" office:value="383.305462400657" calcext:value-type="float">
            <text:p>383.3054624007</text:p>
          </table:table-cell>
          <table:table-cell table:formula="of:=AVERAGE(914; 884; 298)" office:value-type="float" office:value="698.666666666667" calcext:value-type="float">
            <text:p>698.6666666667</text:p>
          </table:table-cell>
          <table:table-cell table:formula="of:=AVERAGE(10351; 9663; 880)" office:value-type="float" office:value="6964.66666666667" calcext:value-type="float">
            <text:p>6964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789.827030702498; 451.552397272169; 339.100961781348)" office:value-type="float" office:value="526.826796585338" calcext:value-type="float">
            <text:p>526.8267965853</text:p>
          </table:table-cell>
          <table:table-cell table:formula="of:=AVERAGE(1330; 1159; 723)" office:value-type="float" office:value="1070.66666666667" calcext:value-type="float">
            <text:p>1070.6666666667</text:p>
          </table:table-cell>
          <table:table-cell table:formula="of:=AVERAGE(17487; 4587; 6363)" office:value-type="float" office:value="9479" calcext:value-type="float">
            <text:p>94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314.82537792531; 430.956070022647; 459.717332752114)" office:value-type="float" office:value="735.166260233357" calcext:value-type="float">
            <text:p>735.1662602334</text:p>
          </table:table-cell>
          <table:table-cell table:formula="of:=AVERAGE(2565; 1360; 1390)" office:value-type="float" office:value="1771.66666666667" calcext:value-type="float">
            <text:p>1771.6666666667</text:p>
          </table:table-cell>
          <table:table-cell table:formula="of:=AVERAGE(35679; 3973; 7167)" office:value-type="float" office:value="15606.3333333333" calcext:value-type="float">
            <text:p>15606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653.190435295108; 1482.16673822272; 1735.65188608517)" office:value-type="float" office:value="1290.336353201" calcext:value-type="float">
            <text:p>1290.336353201</text:p>
          </table:table-cell>
          <table:table-cell table:formula="of:=AVERAGE(2149; 3751; 10239)" office:value-type="float" office:value="5379.66666666667" calcext:value-type="float">
            <text:p>5379.6666666667</text:p>
          </table:table-cell>
          <table:table-cell table:formula="of:=AVERAGE(6171; 35007; 28175)" office:value-type="float" office:value="23117.6666666667" calcext:value-type="float">
            <text:p>23117.6666666667</text:p>
          </table:table-cell>
          <table:table-cell table:number-columns-repeated="2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0:49:14.009906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8T10:49:24.948325241</dc:date>
    <meta:editing-duration>PT8H5M36S</meta:editing-duration>
    <meta:editing-cycles>237</meta:editing-cycles>
    <meta:generator>LibreOffice/4.2.8.2$Linux_X86_64 LibreOffice_project/420m0$Build-2</meta:generator>
    <meta:document-statistic meta:table-count="1" meta:cell-count="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301cm" chart:style-name="ch2">
          <text:p>1G, Workload D, Cleanup Stage</text:p>
        </chart:title>
        <chart:legend chart:legend-position="end" svg:x="13.04cm" svg:y="4.267cm" style:legend-expansion="high" chart:style-name="ch3"/>
        <chart:plot-area chart:style-name="ch4" table:cell-range-address="Sheet1.C2:Sheet1.F6 Sheet1.D1:Sheet1.F1" chart:data-source-has-labels="both" svg:x="1.33cm" svg:y="1.345cm" svg:width="11.391cm" svg:height="7.6cm">
          <chartooo:coordinate-region svg:x="1.951cm" svg:y="1.544cm" svg:width="10.7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2.25">
                <text:p>2.25</text:p>
                <draw:g>
                  <svg:desc>Sheet1.D2:Sheet1.D6</svg:desc>
                </draw:g>
              </table:table-cell>
              <table:table-cell office:value-type="float" office:value="6">
                <text:p>6</text:p>
                <draw:g>
                  <svg:desc>Sheet1.E2:Sheet1.E6</svg:desc>
                </draw:g>
              </table:table-cell>
              <table:table-cell office:value-type="float" office:value="6">
                <text:p>6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32cm" svg:y="0.316cm" chart:style-name="ch2">
          <text:p>1G, Workload D, Insert stage</text:p>
        </chart:title>
        <chart:legend chart:legend-position="end" svg:x="13.04cm" svg:y="3.709cm" style:legend-expansion="high" chart:style-name="ch3"/>
        <chart:plot-area chart:style-name="ch4" table:cell-range-address="Sheet1.C9:Sheet1.F13 Sheet1.D8:Sheet1.F8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9360.38746214098">
                <text:p>9360.38746214098</text:p>
                <draw:g>
                  <svg:desc>Sheet1.D9:Sheet1.D13</svg:desc>
                </draw:g>
              </table:table-cell>
              <table:table-cell office:value-type="float" office:value="45609.6666666667">
                <text:p>45609.6666666667</text:p>
                <draw:g>
                  <svg:desc>Sheet1.E9:Sheet1.E13</svg:desc>
                </draw:g>
              </table:table-cell>
              <table:table-cell office:value-type="float" office:value="83231">
                <text:p>83231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580.73579157092">
                <text:p>5580.73579157092</text:p>
              </table:table-cell>
              <table:table-cell office:value-type="float" office:value="19343.3333333333">
                <text:p>19343.3333333333</text:p>
              </table:table-cell>
              <table:table-cell office:value-type="float" office:value="57257.6666666667">
                <text:p>57257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93.03469101144">
                <text:p>2193.03469101144</text:p>
              </table:table-cell>
              <table:table-cell office:value-type="float" office:value="11400.3333333333">
                <text:p>11400.3333333333</text:p>
              </table:table-cell>
              <table:table-cell office:value-type="float" office:value="29108.3333333333">
                <text:p>29108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50.06744436348">
                <text:p>3050.06744436348</text:p>
              </table:table-cell>
              <table:table-cell office:value-type="float" office:value="13811">
                <text:p>13811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85cm" svg:y="0.316cm" chart:style-name="ch2">
          <text:p>1G, Workload D, Read stage</text:p>
        </chart:title>
        <chart:legend chart:legend-position="end" svg:x="13.04cm" svg:y="3.709cm" style:legend-expansion="high" chart:style-name="ch3"/>
        <chart:plot-area chart:style-name="ch4" table:cell-range-address="Sheet1.C15:Sheet1.F19 Sheet1.D14:Sheet1.F14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383.305462400657">
                <text:p>383.305462400657</text:p>
                <draw:g>
                  <svg:desc>Sheet1.D15:Sheet1.D19</svg:desc>
                </draw:g>
              </table:table-cell>
              <table:table-cell office:value-type="float" office:value="698.666666666667">
                <text:p>698.666666666667</text:p>
                <draw:g>
                  <svg:desc>Sheet1.E15:Sheet1.E19</svg:desc>
                </draw:g>
              </table:table-cell>
              <table:table-cell office:value-type="float" office:value="6964.66666666667">
                <text:p>6964.66666666667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6.826796585338">
                <text:p>526.826796585338</text:p>
              </table:table-cell>
              <table:table-cell office:value-type="float" office:value="1070.66666666667">
                <text:p>1070.66666666667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35.166260233357">
                <text:p>735.166260233357</text:p>
              </table:table-cell>
              <table:table-cell office:value-type="float" office:value="1771.66666666667">
                <text:p>1771.66666666667</text:p>
              </table:table-cell>
              <table:table-cell office:value-type="float" office:value="15606.3333333333">
                <text:p>15606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90.336353201">
                <text:p>1290.336353201</text:p>
              </table:table-cell>
              <table:table-cell office:value-type="float" office:value="5379.66666666667">
                <text:p>5379.66666666667</text:p>
              </table:table-cell>
              <table:table-cell office:value-type="float" office:value="23117.6666666667">
                <text:p>2311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